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2.65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6600ff"/>
    </style:style>
    <style:style style:name="T8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bold" style:font-name-asian="Courier New" style:font-name-complex="Courier New" style:font-size-asian="10pt" style:font-size-complex="10pt" style:font-weight-asian="bold" style:font-weight-complex="bold"/>
    </style:style>
    <style:style style:name="T10" style:family="text">
      <style:text-properties fo:font-size="10pt" style:font-name-asian="Courier New" style:font-name-complex="Courier New" style:font-size-asian="10pt" style:font-size-complex="10pt"/>
    </style:style>
    <style:style style:name="T11" style:family="text">
      <style:text-properties fo:font-size="10pt" fo:font-weight="normal" style:font-name-asian="Courier New" style:font-name-complex="Courier New" style:font-size-asian="10pt" style:font-size-complex="10pt" style:font-weight-asian="normal" style:font-weight-complex="normal"/>
    </style:style>
    <style:style style:name="T12" style:family="text">
      <style:text-properties fo:font-size="10pt" style:font-name-asian="Courier New" style:font-name-complex="Courier New" style:font-size-asian="10pt" style:font-size-complex="10pt" fo:font-weight="bold" style:font-weight-asian="bold" style:font-weight-complex="bold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-asian="Courier New" style:font-name-complex="Courier New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//---------------- DECK structure DATA 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ECK card_list = <text:span text:style-name="T1">getPlayerDeck</text:span>(PLAYER, ZTCG_DECKTYP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- LIST structure DATA ----------------- 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card_list, int qty = <text:span text:style-name="T1">getListFromDeck</text:span>(DECK deck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card_list, int qty = </text:span><text:span text:style-name="T3">makeListFromCharacterActions</text:span><text:span text:style-name="T4">(PLAYER, bool passCharacter)</text:span></text:p>
          </table:table-cell>
        </table:table-row>
        <table:table-row table:style-name="ro1">
          <table:table-cell/>
          <table:table-cell office:value-type="string" calcext:value-type="string">
            <text:p>int list_length = <text:span text:style-name="T1">getListLength</text:span>(LIST card_list)</text:p>
          </table:table-cell>
        </table:table-row>
        <table:table-row table:style-name="ro1">
          <table:table-cell/>
          <table:table-cell office:value-type="string" calcext:value-type="string">
            <text:p>bool empty_list = <text:span text:style-name="T1">isEmptyList</text:span>(LIST list)</text:p>
          </table:table-cell>
        </table:table-row>
        <table:table-row table:style-name="ro1">
          <table:table-cell/>
          <table:table-cell office:value-type="string" calcext:value-type="string">
            <text:p>LIST list1 = <text:span text:style-name="T1">appendLists</text:span>(LIST list1,LIST list2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huffleList</text:span>(LIST lis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List</text:span>(LIST lis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CARD structure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 card = <text:span text:style-name="T1">getOnBoardCARD</text:span>(PLAYER, ZTCG_TABLESLOTID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getSourceCARD</text:span>(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getTargetCARD</text:span>()</text:p>
          </table:table-cell>
        </table:table-row>
        <table:table-row table:style-name="ro1">
          <table:table-cell/>
          <table:table-cell office:value-type="string" calcext:value-type="string">
            <text:p>bool is_null = <text:span text:style-name="T1">isNullCARD</text:span>(CARD card)</text:p>
          </table:table-cell>
        </table:table-row>
        <table:table-row table:style-name="ro1">
          <table:table-cell/>
          <table:table-cell office:value-type="string" calcext:value-type="string">
            <text:p>bool is_same = <text:span text:style-name="T1">isSameCARD</text:span>(CARD card1, CARD card2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is_info = </text:span><text:span text:style-name="T3">isInfoCARD</text:span><text:span text:style-name="T4">(CARD card, string substring</text:span>)</text:p>
          </table:table-cell>
        </table:table-row>
        <table:table-row table:style-name="ro1">
          <table:table-cell/>
          <table:table-cell office:value-type="string" calcext:value-type="string">
            <text:p>bool is_boss = <text:span text:style-name="T1">isBossCARD</text:span><text:span text:style-name="T6">(CARD card)</text:span></text:p>
          </table:table-cell>
        </table:table-row>
        <table:table-row table:style-name="ro1">
          <table:table-cell/>
          <table:table-cell office:value-type="string" calcext:value-type="string">
            <text:p>int slot = <text:span text:style-name="T1">getSlotIdFromCARD</text:span>(PLAYER, CARD card)</text:p>
          </table:table-cell>
        </table:table-row>
        <table:table-row table:style-name="ro1">
          <table:table-cell/>
          <table:table-cell table:style-name="ce1" office:value-type="string" calcext:value-type="string">
            <text:p>struct Card *card = <text:span text:style-name="T1">getCard</text:span>(CARD board_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COORDINATES LIST 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ORDLIST coord_list = <text:span text:style-name="T1">getTableCardCoordinates</text:span>(ZTCG_PLAYERMODE, short int min_atrib,int min_lv,int max_lv,ZTCG_TYPE (flag), ZTCG_ELEMENT (flag), string substring,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TableCardCoordinatesList</text:span>(COORDLIST coord_list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selectGameTableCardFromCoordinatesList</text:span>(string msg,COORDLIST coord_list,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DECK, LIST and CARD structures ------- 3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new_list = <text:span text:style-name="T1">createList</text:span><text:span text:style-name="T6">()</text:span></text:p>
          </table:table-cell>
        </table:table-row>
        <table:table-row table:style-name="ro1">
          <table:table-cell/>
          <table:table-cell office:value-type="string" calcext:value-type="string">
            <text:p>LIST new_list, bool not_empty = <text:span text:style-name="T1">makeFilteredList</text:span>(PLAYER,LIST list,short in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LIST new_list, bool not_empty = <text:span text:style-name="T1">makeFilteredTableList</text:span>(PLAYER, ZTCG_PLAYERMODE,short in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new_list, bool not_empty = </text:span><text:span text:style-name="T3">takeCardFromTable</text:span><text:span text:style-name="T4">(PLAYER, ZTCG_TABLESLOTID</text:span>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ARGET card = <text:span text:style-name="T1">menuCards</text:span>(PLAYER,LIST deck,string msg,ZTCG_PEEK)</text:p>
          </table:table-cell>
        </table:table-row>
        <table:table-row table:style-name="ro1">
          <table:table-cell/>
          <table:table-cell office:value-type="string" calcext:value-type="string">
            <text:p>CARD board_card = <text:span text:style-name="T1">getCARD</text:span>(TARGET card)</text:p>
          </table:table-cell>
        </table:table-row>
        <table:table-row table:style-name="ro1">
          <table:table-cell/>
          <table:table-cell office:value-type="string" calcext:value-type="string">
            <text:p>TARGET listCard = <text:span text:style-name="T1">makeTargetFromCARD</text:span>(CARD board_card)</text:p>
          </table:table-cell>
        </table:table-row>
        <table:table-row table:style-name="ro1"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<text:span text:style-name="T1">pickCardOrder</text:span>(PLAYER,LIST lis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hasCardOnDeck</text:span>(ZTCG_CARDID,DECK deck_list)</text:p>
          </table:table-cell>
        </table:table-row>
        <table:table-row table:style-name="ro1">
          <table:table-cell/>
          <table:table-cell office:value-type="string" calcext:value-type="string">
            <text:p>bool discarded = <text:span text:style-name="T1">discardRandomCardFromDeck</text:span>(PLAYER,DECK list)</text:p>
          </table:table-cell>
        </table:table-row>
        <table:table-row table:style-name="ro1">
          <table:table-cell/>
          <table:table-cell office:value-type="string" calcext:value-type="string">
            <text:p>bool discarded, LIST deck = <text:span text:style-name="T1">discardRandomCardFromList</text:span>(PLAYER,LIST deck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5">LIST card = </text:span><text:span text:style-name="T3">takeTargetCardFromDeck</text:span><text:span text:style-name="T4">(PLAYER,</text:span>TARGET card,DECK from_deck)</text:p>
          </table:table-cell>
        </table:table-row>
        <table:table-row table:style-name="ro1">
          <table:table-cell/>
          <table:table-cell office:value-type="string" calcext:value-type="string">
            <text:p>LIST cards_taken = <text:span text:style-name="T1">takeCardsFromDeck</text:span>(PLAYER,DECK deck_list, int qty)</text:p>
          </table:table-cell>
        </table:table-row>
        <table:table-row table:style-name="ro1">
          <table:table-cell/>
          <table:table-cell office:value-type="string" calcext:value-type="string">
            <text:p>LIST from, LIST card = <text:span text:style-name="T1">takeNextCardsFromList</text:span>(LIST from,int qty)</text:p>
          </table:table-cell>
        </table:table-row>
        <table:table-row table:style-name="ro1">
          <table:table-cell/>
          <table:table-cell office:value-type="string" calcext:value-type="string">
            <text:p>LIST from, bool not_null = <text:span text:style-name="T1">takeTargetCardFromList</text:span>(TARGET card,LIST from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from, int removed_qty</text:span> = <text:span text:style-name="T1">takeCardsFromList</text:span>(LIST to_take,LIST from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LIST out_list = </text:span><text:span text:style-name="T3">takeTargetCardFromListToDeck</text:span><text:span text:style-name="T4">(PLAYER,</text:span>DECK deck_list,LIST out_list,TARGET card_to_take,ZTCG_DECKORIE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2">int moved_qty </text:span><text:span text:style-name="T3">= moveCards</text:span><text:span text:style-name="T4">(PLAYER,</text:span>DECK from_deck,DECK to_deck,ZTCG_STRING take,ZTCG_STRING put,int va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from, int moved_qty</text:span><text:span text:style-name="T5"> = </text:span><text:span text:style-name="T3">moveCardsFromListToDeck</text:span><text:span text:style-name="T4">(PLAYER,</text:span>LIST from,DECK to_deck,ZTCG_DECKMOVE (take),ZTCG_DECKMOVE (put),int val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editCardRegister</text:span>(CARD card, ZTCG_CARDID,int slot,short int val,short int signal, ZTCG_POINTCUTID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increaseCardRegister</text:span>(CARD card, ZTCG_CARDID,int slot,short int inc_val,short int signal, ZTCG_POINTCUTID)</text:p>
          </table:table-cell>
        </table:table-row>
        <table:table-row table:style-name="ro1">
          <table:table-cell/>
          <table:table-cell office:value-type="string" calcext:value-type="string">
            <text:p>short int val, short int signal = <text:span text:style-name="T1">getCardRegister</text:span>(CARD card, ZTCG_CARDID,int slo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playCardRegister</text:span>(CARD card, ZTCG_CARDID,int slot,int height, ZTCG_COLORI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GET CARD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level = <text:span text:style-name="T1">getBaseLevel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level = <text:span text:style-name="T1">getCurrentLevelFromCARD</text:span>(PLAYER, CARD card)</text:p>
          </table:table-cell>
        </table:table-row>
        <table:table-row table:style-name="ro1">
          <table:table-cell/>
          <table:table-cell office:value-type="string" calcext:value-type="string">
            <text:p>int basehp = <text:span text:style-name="T1">getBase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maxhp = <text:span text:style-name="T1">getMax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hp = <text:span text:style-name="T1">get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att = <text:span text:style-name="T1">getBaseAttack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rarity = <text:span text:style-name="T1">getRarity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ZTCG_STRING name = <text:span text:style-name="T1">getName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type = <text:span text:style-name="T1">getType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element = <text:span text:style-name="T1">getElementFromCARD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cardid = <text:span text:style-name="T1">getCardId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ZTCG_STRING info = <text:span text:style-name="T1">getCardInfoFromCARD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GAME/CARD META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2">bool ret = </text:span><text:span text:style-name="T3">hasFlag</text:span><text:span text:style-name="T4">(ZTCG_STRING flag, ZTCG_STRING mode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bool ret = </text:span><text:span text:style-name="T1">hasSharedFlags</text:span>(ZTCG_TYPE (<text:span text:style-name="T7">flag</text:span>), ZTCG_TYPE (<text:span text:style-name="T7">flag</text:span>)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hasSharedFlagsCARD</text:span>(CARD card, ZTCG_FLAGTYPE, ZTCG_TYPE (<text:span text:style-name="T7">flag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ZTCG_TYPE val = <text:span text:style-name="T1">decodeZtcgFlag</text:span>(ZTCG_TYPE (<text:span text:style-name="T7">flag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<text:span text:style-name="T8">insertCardNextAction</text:span><text:span text:style-name="T4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<text:span text:style-name="T8">insertCardTurnAction</text:span><text:span text:style-name="T4">(PLAYER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 card = <text:span text:style-name="T1">getCardPointer</text:span>(int po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CardPointer</text:span>(int pos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val = <text:span text:style-name="T1">getGameValue</text:span>(int po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updateGameValue</text:span>(int pos, int new_value (<text:span text:style-name="T7">ZTCG_ID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CARDS UNDER MECHANICS 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card_under = <text:span text:style-name="T1">putCardUnder</text:span>(CARD card,TARGET card_under) //take first card of the list only</text:p>
          </table:table-cell>
        </table:table-row>
        <table:table-row table:style-name="ro1">
          <table:table-cell/>
          <table:table-cell office:value-type="string" calcext:value-type="string">
            <text:p>LIST ret = <text:span text:style-name="T1">takeCardUnder</text:span>(CARD card,TARGET targe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turnCardsUnderToDeck</text:span>(PLAYER,CARD card)</text:p>
          </table:table-cell>
        </table:table-row>
        <table:table-row table:style-name="ro1">
          <table:table-cell/>
          <table:table-cell office:value-type="string" calcext:value-type="string">
            <text:p>LIST ret = <text:span text:style-name="T1">removeCardsUnder</text:span>(CARD card)</text:p>
          </table:table-cell>
        </table:table-row>
        <table:table-row table:style-name="ro1">
          <table:table-cell/>
          <table:table-cell office:value-type="string" calcext:value-type="string">
            <text:p>TARGET ret = <text:span text:style-name="T1">getCardUnder</text:span>(CARD card,int slot)</text:p>
          </table:table-cell>
        </table:table-row>
        <table:table-row table:style-name="ro1">
          <table:table-cell/>
          <table:table-cell office:value-type="string" calcext:value-type="string">
            <text:p>int count = <text:span text:style-name="T1">countCardsUnder</text:span>(PLAYER, CARD card)</text:p>
          </table:table-cell>
        </table:table-row>
        <table:table-row table:style-name="ro1">
          <table:table-cell/>
          <table:table-cell office:value-type="string" calcext:value-type="string">
            <text:p>LIST cards_under = <text:span text:style-name="T1">makeListCardsUnder</text:span>(PLAYER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TABLE MECHANICS 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mobs = <text:span text:style-name="T1">getMobsOnTable</text:span>(PLAYER,ZTCG_PLAYERMODE)</text:p>
          </table:table-cell>
        </table:table-row>
        <table:table-row table:style-name="ro1">
          <table:table-cell/>
          <table:table-cell office:value-type="string" calcext:value-type="string">
            <text:p>int eqps = <text:span text:style-name="T1">getEquipsOnTable</text:span>(PLAYER,ZTCG_PLAYERMODE)</text:p>
          </table:table-cell>
        </table:table-row>
        <table:table-row table:style-name="ro1">
          <table:table-cell/>
          <table:table-cell office:value-type="string" calcext:value-type="string">
            <text:p>bool has_fld = <text:span text:style-name="T1">isFieldOnPlayerTable</text:span>(PLAYER)</text:p>
          </table:table-cell>
        </table:table-row>
        <table:table-row table:style-name="ro1">
          <table:table-cell/>
          <table:table-cell office:value-type="string" calcext:value-type="string">
            <text:p>bool has_boss = <text:span text:style-name="T1">isBossOnPlayerTable</text:span>(PLAYER)</text:p>
          </table:table-cell>
        </table:table-row>
        <table:table-row table:style-name="ro1">
          <table:table-cell/>
          <table:table-cell office:value-type="string" calcext:value-type="string">
            <text:p>bool has_pet = <text:span text:style-name="T1">isPetOnPlayerTable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s = <text:span text:style-name="T1">playerHasCardIdDeployed</text:span>(PLAYER, ZTCG_CARDID)</text:p>
          </table:table-cell>
        </table:table-row>
        <table:table-row table:style-name="ro1">
          <table:table-cell/>
          <table:table-cell office:value-type="string" calcext:value-type="string">
            <text:p>int res = <text:span text:style-name="T1">playerCountCardIdDeployed</text:span>(PLAYER, ZTCG_CARDI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ret = <text:span text:style-name="T1">nextFreeMobSlot</text:span>(PLAYER)</text:p>
          </table:table-cell>
        </table:table-row>
        <table:table-row table:style-name="ro1">
          <table:table-cell/>
          <table:table-cell office:value-type="string" calcext:value-type="string">
            <text:p>int ret = <text:span text:style-name="T1">nextFreeEquipSlot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 UI GAME MECHANICS 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attr = <text:span text:style-name="T1">getPlayerAttributes</text:span>(PLAYER, ZTCG_ELEMENT)</text:p>
          </table:table-cell>
        </table:table-row>
        <table:table-row table:style-name="ro1">
          <table:table-cell/>
          <table:table-cell office:value-type="string" calcext:value-type="string">
            <text:p>bool match = <text:span text:style-name="T1">matchRequirements</text:span>(PLAYER,int level,short int qty, ZTCG_ELEMENT (flag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freshScree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freshBo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playMessageOnScreen</text:span>(PLAYER, ZTCG_STRING str, int msec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makePrompt</text:span>(PLAYER,bool isYesNo,string text,string subtxt, WILD const1,WILD const2,string opt1,string opt2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PASSIVE GAME MECHANIC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<text:span text:style-name="T9">insertTimedAura</text:span><text:span text:style-name="T10">(PLAYER, int cardid, int turns)</text:span>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1">int count = </text:span><text:span text:style-name="T12">countTimedAura</text:span><text:span text:style-name="T10">(PLAYER, int cardid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newBuff</text:span>(CARD card,CARD source,int atk,int hp,int def,shor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updateBuff</text:span><text:span text:style-name="T4">(CARD card,CARD source,int incAtk,int incHp,int incDef</text:span>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Buff</text:span>(CARD card,CARD source,int atk,int hp,int def)</text:p>
          </table:table-cell>
        </table:table-row>
        <table:table-row table:style-name="ro1">
          <table:table-cell/>
          <table:table-cell table:style-name="ce8" office:value-type="string" calcext:value-type="string">
            <text:p>incrementBuffEffect<text:span text:style-name="T6">(PLAYER,CARD source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8">applyTargetBonus</text:span><text:span text:style-name="T4">(PLAYER,CARD card,CARD src,int atk,int hp,int def</text:span>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TargetBonus</text:span>(PLAYER,CARD card,CARD src,int atk,int hp,int def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applyAuraBonus</text:span><text:span text:style-name="T4">(PLAYER, ZTCG_AURAMODE,ZTCG_BUFFMODE,CARD src,int atk,int hp,int def</text:span>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s = <text:span text:style-name="T1">hasBlockAura</text:span>(CARD target, ZTCG_BLOCKAURA, CARD src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BlockAura</text:span>(CARD target, ZTCG_BLOCKAURA, CARD src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BlockAura</text:span>(CARD target, ZTCG_BLOCKAURA, CARD src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etFieldRegister</text:span>(PLAYER, int newVal)</text:p>
          </table:table-cell>
        </table:table-row>
        <table:table-row table:style-name="ro1">
          <table:table-cell/>
          <table:table-cell table:style-name="ce8" office:value-type="string" calcext:value-type="string">
            <text:p><text:span text:style-name="T2">ZTCG_TYPE type = </text:span><text:span text:style-name="T3">selectCardType</text:span><text:span text:style-name="T4">(PLAYER, ZTCG_TYPE (flag)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preventDamage</text:span>(PLAYER, CARD src, ZTCG_PREVENTTYPE, int qty)</text:p>
          </table:table-cell>
        </table:table-row>
        <table:table-row table:style-name="ro1">
          <table:table-cell/>
          <table:table-cell table:style-name="ce4" office:value-type="string" calcext:value-type="string">
            <text:p>bool res = <text:span text:style-name="T1">hpDrainPrevent</text:span>(PLAYER,int self_dmg,CARD target,int target_dmg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 ACTIVE GAME MECHANICS ------------------ 8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playCard</text:span>(PLAYER, string text, ZTCG_PLAYCARDMODE (flag), 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summon</text:span><text:span text:style-name="T4">(PLAYER, ZTCG_SUMMONMODE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equip</text:span><text:span text:style-name="T4">(PLAYER, ZTCG_EQUIPMODE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action</text:span><text:span text:style-name="T4">(PLAYER,CARD use_this_card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locate</text:span><text:span text:style-name="T4">(PLAYER, ZTCG_LOCATEMODE, ZTCG_ELEMENT (flag)</text:span>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coverCard</text:span>(PLAYER, ZTCG_DECKTYPE, ZTCG_RECOVERTYPE, ZTCG_COMPARATOR, 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coverTopCard</text:span>(PLAYER, ZTCG_DECKTYP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coverDestroyedCard</text:span>(PLAYER,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8">levelUp</text:span><text:span text:style-name="T4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levelUpScout<text:span text:style-name="T6">(PLAYER,bool skipHp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incrementPlayerLevel</text:span><text:span text:style-name="T6">(PLAYER, int level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bool res = isLevelUpTurn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swapCharacterActions</text:span><text:span text:style-name="T4">(PLAYER,, CARD cardA</text:span> CARD cardB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bool res = </text:span><text:span text:style-name="T3">applyCharacterAction</text:span><text:span text:style-name="T4">(PLAYER,CARD card, ZTCG_CALL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CharacterAction</text:span>(PLAYER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huffleDeck</text:span>(DECK deck)</text:p>
          </table:table-cell>
        </table:table-row>
        <table:table-row table:style-name="ro1">
          <table:table-cell/>
          <table:table-cell office:value-type="string" calcext:value-type="string">
            <text:p>bool res = <text:span text:style-name="T1">throwCoin</text:span>(PLAYER)</text:p>
          </table:table-cell>
        </table:table-row>
        <table:table-row table:style-name="ro1">
          <table:table-cell/>
          <table:table-cell office:value-type="string" calcext:value-type="string">
            <text:p>bool res, int result_face = <text:span text:style-name="T1">throwDie</text:span>(PLAYER,int success,int faces)</text:p>
          </table:table-cell>
        </table:table-row>
        <table:table-row table:style-name="ro1">
          <table:table-cell/>
          <table:table-cell office:value-type="string" calcext:value-type="string">
            <text:p>bool res = <text:span text:style-name="T1">playRps</text:span>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bool res = </text:span><text:span text:style-name="T3">playClash</text:span><text:span text:style-name="T4">(PLAYER)</text:span></text:p>
          </table:table-cell>
        </table:table-row>
        <table:table-row table:style-name="ro1">
          <table:table-cell/>
          <table:table-cell office:value-type="string" calcext:value-type="string">
            <text:p>bool draw = <text:span text:style-name="T1">draw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bool draw </text:span><text:span text:style-name="T1">= scoutMob</text:span>(PLAYER,ZTCG_SCOUTMODE,ZTCG_ELEMENT (flag)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card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discardCardRandom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Card</text:span>(PLAYER,ZTCG_TABLESLOTID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CARD card = </text:span><text:span text:style-name="T1">peekNext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vealCard</text:span>(PLAYER,string msg,CARD card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characterActions</text:span><text:span text:style-name="T6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monsterAttacks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oRepeatCharacterAction</text:span>(PLAYER,bool underCharacter, int coun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doRepeatCharacterActionTrigger</text:span><text:span text:style-name="T4">(PLAYER,bool underCharacter, int count</text:span>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 ATTACK MECHANICS 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ddExtraMobAttack</text:span>(CARD card,CARD src,int qt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ExtraMobAttack</text:span>(CARD card,CARD src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increaseNextAttackDamage</text:span>(PLAYER,int bonu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increaseDamageMultiplierByPercent</text:span>(CARD card,int incPerce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mobReaver</text:span>(PLAYER,CARD attacker, int mult, ZTCG_PLAYERMODE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equipReaver</text:span>(PLAYER,CARD attacker, int mult, ZTCG_PLAYER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6">CARD card = </text:span><text:span text:style-name="T1">destroyMonster</text:span>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CARD card = </text:span><text:span text:style-name="T1">destroyEquipment</text:span><text:span text:style-name="T6">(player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5">bool used = </text:span><text:span text:style-name="T3">attack</text:span><text:span text:style-name="T4">(PLAYER, CARD attacker, int damage, ATK_RES, ATK_SRC, ZTCG_TABLESLOTID</text:span>, ZTCG_TRUESTRIKE, ZTCG_PREVENT, ZTCG_COUNTER)</text:p>
          </table:table-cell>
        </table:table-row>
        <table:table-row table:style-name="ro1">
          <table:table-cell/>
          <table:table-cell office:value-type="string" calcext:value-type="string">
            <text:p>bool used = <text:span text:style-name="T1">attackGlobal</text:span>(ZTCG_GLOBALMODE (flag), PLAYER, CARD attacker, int damage, ATK_SRC, ZTCG_TRUESTRIKE, ZTCG_PREVENT, ZTCG_COUNTER, ZTCG_FILTER, short min_atrib, int min_lv, int max_lv, ZTCG_TYPE (flag), ZTCG_ELEMENT (flag), string substring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killed = <text:span text:style-name="T1">lastAttackKilled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- CARD STATUS 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turns = <text:span text:style-name="T1">isStunned</text:span>(CARD card)</text:p>
          </table:table-cell>
        </table:table-row>
        <table:table-row table:style-name="ro1">
          <table:table-cell/>
          <table:table-cell office:value-type="string" calcext:value-type="string">
            <text:p>int turns = <text:span text:style-name="T1">isHijacked</text:span>(CARD card)</text:p>
          </table:table-cell>
        </table:table-row>
        <table:table-row table:style-name="ro1">
          <table:table-cell/>
          <table:table-cell office:value-type="string" calcext:value-type="string">
            <text:p>int turns = <text:span text:style-name="T1">isSilenced</text:span>(CARD card)</text:p>
          </table:table-cell>
        </table:table-row>
        <table:table-row table:style-name="ro1">
          <table:table-cell/>
          <table:table-cell office:value-type="string" calcext:value-type="string">
            <text:p>int turns = <text:span text:style-name="T1">isAway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pplyStun</text:span>(PLAYER,CARD card,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Hijack</text:span>(PLAYER,CARD card,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Silence</text:span>(PLAYER,CARD card,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Away</text:span>(PLAYER,CARD card,int turns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applyDOT</text:span>(PLAYER, CARD target, CARD src, int dmg, int turns)</text:p>
          </table:table-cell>
        </table:table-row>
        <table:table-row table:style-name="ro1">
          <table:table-cell/>
          <table:table-cell table:style-name="ce5" office:value-type="string" calcext:value-type="string">
            <text:p><text:span text:style-name="T1">applyGlobalDOT</text:span>(ZTCG_GLOBALMODE (flag), PLAYER, CARD src, int dmg, int turns, ZTCG_FILTER, short min_atrib, int min_lv, int max_lv, ZTCG_TYPE (flag), ZTCG_ELEMENT (flag), string subst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GlobalSilence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GlobalStun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8">turnSummon</text:span><text:span text:style-name="T4">(PLAYER,bool enable</text:span>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turnEquip</text:span><text:span text:style-name="T4">(PLAYER,bool enable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turnAction</text:span><text:span text:style-name="T4">(PLAYER,bool enable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turnLocate</text:span><text:span text:style-name="T4">(PLAYER,bool enable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8">newCardLevelDrop</text:span><text:span text:style-name="T4">(CARD card,CARD src,int newLD</text:span><text:span text:style-name="T13">, int turns</text:span>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removeCardLevelDrop</text:span><text:span text:style-name="T4">(CARD card,CARD src</text:span>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LD = </text:span><text:span text:style-name="T1">getCardLevelDrop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editCardHP</text:span>(CARD card,int newHP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refreshHP</text:span>(PLAYER,CARD card,int incHP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increaseMaxHP</text:span>(CARD card,int incHP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Math functions ---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_max = <text:span text:style-name="T1">getRoundedMax</text:span>(int val1,int val2,int val3)</text:p>
          </table:table-cell>
        </table:table-row>
        <table:table-row table:style-name="ro1">
          <table:table-cell/>
          <table:table-cell office:value-type="string" calcext:value-type="string">
            <text:p>int _mid = <text:span text:style-name="T1">getRoundedMid</text:span>(int val1,int val2,int val3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RoundedUp</text:span>(int val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RoundedNearest</text:span>(int val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Minimum</text:span>(int val1,int val2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Maximum</text:span>(int val1,int val2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Clamp</text:span><text:span text:style-name="T6">(int val, int min, int max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CONCATENATE(&quot;//---------  TOTAL: &quot;;COUNTIF([.B1:.B251];&quot;.*&quot;) - COUNTIF([.B1:.B251];&quot;(/).*&quot;);&quot; functions --------------&quot;)" office:value-type="string" office:string-value="//---------  TOTAL: 175 functions --------------" calcext:value-type="string">
            <text:p>//--------- <text:s/>TOTAL: 175 functions 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EFFECTS MECHANICS 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setNewEffectAttribute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Duration</text:span>(int duration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SpriteDuration</text:span>(int duration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Tint</text:span>(int r, int g, int b, int a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Position</text:span>(int x, int 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Movement</text:span>(int dx, int d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andomMove</text:span>(int rx, int r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andomStep</text:span>(int rsx, int rs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Scale</text:span>(x,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otationCenter</text:span>(int cx, int c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otationAngle</text:span>(angl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Flags</text:span>(ZTCG_DRAWFLAG flag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BlendingFlags</text:span>(ZTCG_DRAWBLEND op, ZTCG_BLENDMODE src, ZTCG_BLENDMODE des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DrawType</text:span>(ZTCG_DRAW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createEffect</text:span>(string sprite_nam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setEffectAttribute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Duration</text:span>(int duration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SpriteDuration</text:span>(int duration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Tint</text:span>(int r, int g, int b, int a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Position</text:span>(int x, int 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Movement</text:span>(int dx, int d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andomMove</text:span>(int rx, int r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andomStep</text:span>(int rsx, int rs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Scale</text:span>(x,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otationCenter</text:span>(int cx, int c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otationAngle</text:span>(angl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Flags</text:span>(ZTCG_DRAWFLAG flag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BlendingFlags</text:span>(ZTCG_DRAWBLEND op, ZTCG_BLENDMODE src, ZTCG_BLENDMODE des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DrawType</text:span>(ZTCG_DRAW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6">int duration = </text:span><text:span text:style-name="T1">getEffectDuratio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duration = </text:span><text:span text:style-name="T1">getEffectSpriteDuratio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, int g, int b, int a = </text:span><text:span text:style-name="T1">getEffectTint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x, int y = </text:span><text:span text:style-name="T1">getEffectPositio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dx, int dy = </text:span><text:span text:style-name="T1">getEffectMovement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x, int ry = </text:span><text:span text:style-name="T1">getEffectRandomMov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sx, int rsy = </text:span><text:span text:style-name="T1">getEffectRandomStep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x,y = </text:span><text:span text:style-name="T1">getEffectScal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cx, int cy = </text:span><text:span text:style-name="T1">getEffectRotationCenter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angle = </text:span><text:span text:style-name="T1">getEffectRotationAngl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FLAG flags = </text:span><text:span text:style-name="T1">getEffectFlag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BLEND op, ZTCG_BLENDMODE src, ZTCG_BLENDMODE dest = </text:span><text:span text:style-name="T1">getEffectBlendingFlag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MODE = </text:span><text:span text:style-name="T1">getEffectDrawType</text:span>(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3-09">00/00/0000</text:date>, <text:time style:data-style-name="N2" text:time-value="12:44:40.50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21T11:59:18.521000000</meta:creation-date>
    <meta:editing-duration>P8DT1H6M6S</meta:editing-duration>
    <meta:editing-cycles>83</meta:editing-cycles>
    <meta:generator>LibreOffice/7.2.1.2$Windows_X86_64 LibreOffice_project/87b77fad49947c1441b67c559c339af8f3517e22</meta:generator>
    <dc:date>2023-03-09T12:54:42.907000000</dc:date>
    <meta:document-statistic meta:table-count="3" meta:cell-count="234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